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in" style:use-optimal-column-width="false"/>
    </style:style>
    <style:style style:name="Table12" style:family="table">
      <style:table-properties style:width="6.868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3" style:parent-style-name="TableContents" style:family="paragraph">
      <style:paragraph-properties fo:margin-bottom="0.1965in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6" style:parent-style-name="TableContents" style:family="paragraph">
      <style:paragraph-properties fo:margin-bottom="0.1965in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000000" fo:border-bottom="none" fo:border-right="0.0138in solid #000000" style:writing-mode="lr-tb" fo:padding-top="0in" fo:padding-left="0.0194in" fo:padding-bottom="0.0194in" fo:padding-right="0.0194in"/>
    </style:style>
    <style:style style:name="P32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2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2" style:parent-style-name="DefaultParagraphFont" style:family="text">
      <style:text-properties style:font-name="Verdana" fo:font-size="10pt" style:font-size-asian="10pt" style:font-size-complex="10pt"/>
    </style:style>
    <style:style style:name="T53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P54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9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60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<text:s/>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<text:s/>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 Locked="false"<text:s/>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<text:s/>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<text:s/>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<text:s/>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<text:s/>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<text:s/>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<text:s/>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 Locked="false" Priority="63"<text:s/>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<text:s/>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<text:s/>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<text:s/>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<text:s/></text:span><text:span text:style-name="T18">David Paul A. Relao</text:span></text:p>
            <text:p text:style-name="P19"><text:span text:style-name="T20">Date:<text:s/></text:span><text:span text:style-name="T21">March 20</text:span><text:span text:style-name="T22">, 2015</text:span></text:p>
            <text:p text:style-name="P23"><text:span text:style-name="T24">Project Name:<text:s/></text:span><text:span text:style-name="T25">Retention Scheduler</text:span></text:p>
            <text:p text:style-name="P26"><text:span text:style-name="T27">Client: Purple McShort Short</text:span></text:p>
            <text:p text:style-name="P28"><text:span text:style-name="T29">Sprint Number: 3</text:span></text:p>
          </table:table-cell>
        </table:table-row>
        <table:table-row table:style-name="TableRow30">
          <table:table-cell table:style-name="TableCell31">
            <text:p text:style-name="P32">1. <text:s/>What were the main lessons your team learned in this sprint?</text:p>
            <text:p text:style-name="P33"><text:s text:c="5"/>Android java is way different from a simple Java program. It is more complicated.</text:p>
            <text:p text:style-name="P34"/>
            <text:p text:style-name="P35"/>
            <text:p text:style-name="P36">2. <text:s text:c="2"/>Describe one example of what went right in this sprint.</text:p>
            <text:p text:style-name="P37"><text:s text:c="5"/>Upon trying to make things out in this sprint, things went easier (less hard).</text:p>
            <text:p text:style-name="P38"/>
            <text:p text:style-name="P39"/>
            <text:p text:style-name="P40"/>
            <text:p text:style-name="P41">3. <text:s text:c="3"/>Describe one example of what went wrong in this sprint.</text:p>
            <text:p text:style-name="P42">Android’s complexity.</text:p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>4. <text:s text:c="3"/>What will you do differently on the next sprint based on your experience working on this current sprint?</text:p>
            <text:p text:style-name="P51"><text:span text:style-name="T52">Take time to study Android APIs for a faster work next time.<text:s/></text:span><text:span text:style-name="T53"></text:span></text:p>
            <text:p text:style-name="P54"/>
            <text:p text:style-name="P55"/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neil</dc:creator>
    <meta:creation-date>2015-03-20T01:23:00Z</meta:creation-date>
    <dc:date>2015-03-20T02:08:00Z</dc:date>
    <meta:print-date>2006-07-28T14:33:00Z</meta:print-date>
    <meta:template xlink:href="Normal" xlink:type="simple"/>
    <meta:editing-cycles>4</meta:editing-cycles>
    <meta:editing-duration>PT2700S</meta:editing-duration>
    <meta:document-statistic meta:page-count="1" meta:paragraph-count="1" meta:word-count="112" meta:character-count="755" meta:row-count="5" meta:non-whitespace-character-count="644"/>
  </office:meta>
</office:document-meta>
</file>